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F2000000774F41BFC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484cm" style:rel-column-width="17284*"/>
    </style:style>
    <style:style style:name="Table1.B" style:family="table-column">
      <style:table-column-properties style:column-width="2.87cm" style:rel-column-width="11063*"/>
    </style:style>
    <style:style style:name="Table1.C" style:family="table-column">
      <style:table-column-properties style:column-width="9.647cm" style:rel-column-width="3718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7">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Helvetica" fo:font-size="12pt"/>
    </style:style>
    <style:style style:name="P2" style:family="paragraph" style:parent-style-name="Table_20_Contents">
      <style:text-properties style:font-name="Helvetica" fo:font-size="12pt" fo:font-weight="bold" style:font-weight-asian="bold" style:font-weight-complex="bold"/>
    </style:style>
    <style:style style:name="P3" style:family="paragraph" style:parent-style-name="User_20_Index_20_Heading">
      <style:paragraph-properties fo:break-before="page"/>
    </style:style>
    <style:style style:name="P4" style:family="paragraph" style:parent-style-name="Text_20_body" style:list-style-name="L5"/>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weight="normal" style:font-weight-asian="normal" style:font-weight-complex="normal"/>
    </style:style>
    <style:style style:name="P15" style:family="paragraph" style:parent-style-name="Heading_20_2">
      <style:paragraph-properties fo:break-before="pag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onCourse Overview</text:p>
      <text:p text:style-name="P3">Document revisions</text:p>
      <table:table table:name="Table1" table:style-name="Table1">
        <table:table-column table:style-name="Table1.A"/>
        <table:table-column table:style-name="Table1.B"/>
        <table:table-column table:style-name="Table1.C"/>
        <table:table-row>
          <table:table-cell table:style-name="Table1.A1" office:value-type="string">
            <text:p text:style-name="P2">Who</text:p>
          </table:table-cell>
          <table:table-cell table:style-name="Table1.A1" office:value-type="string">
            <text:p text:style-name="P2">Revision</text:p>
          </table:table-cell>
          <table:table-cell table:style-name="Table1.C1" office:value-type="string">
            <text:p text:style-name="P2">Comment</text:p>
          </table:table-cell>
        </table:table-row>
        <table:table-row>
          <table:table-cell table:style-name="Table1.A2" office:value-type="string">
            <text:p text:style-name="P1">Marek Wawrzyczny</text:p>
          </table:table-cell>
          <table:table-cell table:style-name="Table1.B2" office:value-type="date" office:date-value="2010-06-23">
            <text:p text:style-name="P1">23/06/10</text:p>
          </table:table-cell>
          <table:table-cell table:style-name="Table1.C2" office:value-type="string">
            <text:p text:style-name="P1">Initial version</text:p>
          </table:table-cell>
        </table:table-row>
      </table:table>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7"><text:s/>1 Foreword<text:tab/>4</text:p>
          <text:p text:style-name="P17"><text:s/>2 Aim<text:tab/>5</text:p>
          <text:p text:style-name="P17"><text:s/>3 Project structure – the applications<text:tab/>7</text:p>
          <text:p text:style-name="P18"><text:s/>3.1 Web Site<text:tab/>8</text:p>
          <text:p text:style-name="P18"><text:s/>3.2 CMS Administration<text:tab/>9</text:p>
          <text:p text:style-name="P18"><text:s/>3.3 Enrolment Portal<text:tab/>10</text:p>
        </text:index-body>
      </text:table-of-content>
      <text:h text:style-name="Heading_20_1" text:outline-level="1" text:is-list-header="true"/>
      <text:h text:style-name="P13" text:outline-level="1">Foreword</text:h>
      <text:p text:style-name="Text_20_body">This document intends to inform the reader of the direction that the onCourse project is heading.</text:p>
      <text:p text:style-name="Text_20_body">We will discuss project aim, structure, overall goals (features) and technology choices.</text:p>
      <text:p text:style-name="Text_20_body"/>
      <text:h text:style-name="P14" text:outline-level="1">Aim</text:h>
      <text:p text:style-name="Text_20_body"><text:span text:style-name="T1">Overall project aims are:</text:span></text:p>
      <text:list xml:id="list1309626612" text:style-name="L7">
        <text:list-item>
          <text:p text:style-name="P5"><text:span text:style-name="T1">Modularisation</text:span></text:p>
          <text:list>
            <text:list-item>
              <text:p text:style-name="P5"><text:span text:style-name="T1">solution split into focused applications</text:span></text:p>
            </text:list-item>
          </text:list>
        </text:list-item>
        <text:list-item>
          <text:p text:style-name="P5"><text:span text:style-name="T1">Focused design</text:span></text:p>
          <text:list>
            <text:list-item>
              <text:p text:style-name="P5"><text:span text:style-name="T1">design for the feature set</text:span></text:p>
            </text:list-item>
            <text:list-item>
              <text:p text:style-name="P5"><text:span text:style-name="T1">document the model</text:span></text:p>
            </text:list-item>
            <text:list-item>
              <text:p text:style-name="P5"><text:span text:style-name="T1">engage all participants in the design</text:span></text:p>
            </text:list-item>
          </text:list>
        </text:list-item>
        <text:list-item>
          <text:p text:style-name="P5"><text:span text:style-name="T1">Keep it simple</text:span></text:p>
          <text:list>
            <text:list-item>
              <text:p text:style-name="P5"><text:span text:style-name="T1">engineer for now with some limited scope for tomorrow</text:span></text:p>
            </text:list-item>
            <text:list-item>
              <text:p text:style-name="P5"><text:span text:style-name="T1">don't reinvent the wheel – use existing frameworks where appropriate</text:span></text:p>
            </text:list-item>
            <text:list-item>
              <text:p text:style-name="P5"><text:span text:style-name="T1">use frameworks as intended by vendor – limit customisation as much as possible</text:span></text:p>
            </text:list-item>
          </text:list>
        </text:list-item>
      </text:list>
      <text:p text:style-name="Text_20_body"><text:span text:style-name="T1"/></text:p>
      <text:p text:style-name="Text_20_body"><text:span text:style-name="T1">The initial aim is to replicate the current functionality of Willow (with the exception of Web Services), this will allow us to replace the WebObject based applications.</text:span></text:p>
      <text:p text:style-name="Text_20_body"><text:span text:style-name="T1">Once this is completed, work will begin on enhancing the functionality of the sites as well as porting the Web Services application.</text:span></text:p>
      <text:p text:style-name="Text_20_body"><text:span text:style-name="T1"/></text:p>
      <text:p text:style-name="Text_20_body"><text:span text:style-name="T1">Initial functionality required:</text:span></text:p>
      <text:list xml:id="list723465724" text:style-name="L5">
        <text:list-item>
          <text:p text:style-name="P4"><text:span text:style-name="T1">Course information and categorisation</text:span></text:p>
          <text:list>
            <text:list-item>
              <text:p text:style-name="P4"><text:span text:style-name="T1">tutors, locations, classes, availability, waiting lists, etc</text:span></text:p>
            </text:list-item>
          </text:list>
        </text:list-item>
        <text:list-item>
          <text:p text:style-name="P4"><text:span text:style-name="T1">CMS based pages and CMS administration</text:span></text:p>
        </text:list-item>
        <text:list-item>
          <text:p text:style-name="P4"><text:span text:style-name="T1">Enrolment and payment processing</text:span></text:p>
        </text:list-item>
        <text:list-item>
          <text:p text:style-name="P4"><text:span text:style-name="T1">Student and tutor portals – self-management</text:span></text:p>
        </text:list-item>
      </text:list>
      <text:p text:style-name="Text_20_body"><text:span text:style-name="T1"/></text:p>
      <text:p text:style-name="Text_20_body"><text:span text:style-name="T1">Long-term plans</text:span></text:p>
      <text:list xml:id="list1651605398" text:style-name="L14">
        <text:list-item>
          <text:p text:style-name="P12"><text:span text:style-name="T1">New Web Site and Portal features</text:span></text:p>
        </text:list-item>
        <text:list-item>
          <text:p text:style-name="P12"><text:span text:style-name="T1">Improvements to the HTML, CSS and JavaScript of the Web Site</text:span></text:p>
        </text:list-item>
        <text:list-item>
          <text:p text:style-name="P12"><text:span text:style-name="T1">Improvements to the Enrolment Portal workflow</text:span></text:p>
        </text:list-item>
        <text:list-item>
          <text:p text:style-name="P12"><text:span text:style-name="T1">Rewrite of Web Services – replication of data between Angel (hosted by the college) and Willow sites (hosted by us)</text:span></text:p>
        </text:list-item>
      </text:list>
      <text:h text:style-name="P13" text:outline-level="1"><text:span text:style-name="T1">Project structure – the applications</text:span></text:h>
      <text:p text:style-name="Text_20_body"><text:span text:style-name="T1">The project is split into the following Cayenne/Tapestry family of onCourse applications:</text:span></text:p>
      <text:list xml:id="list505250605" text:style-name="L8">
        <text:list-item>
          <text:p text:style-name="P6"><text:span text:style-name="T1">Web Site</text:span></text:p>
        </text:list-item>
        <text:list-item>
          <text:p text:style-name="P6"><text:span text:style-name="T1">CMS Administration</text:span></text:p>
        </text:list-item>
        <text:list-item>
          <text:p text:style-name="P6"><text:span text:style-name="T1">Student and Tutor Portal</text:span></text:p>
        </text:list-item>
        <text:list-item>
          <text:p text:style-name="P6"><text:span text:style-name="T1">Enrolment Portal</text:span></text:p>
        </text:list-item>
        <text:list-item>
          <text:p text:style-name="P6"><text:span text:style-name="T1">Web Services</text:span></text:p>
        </text:list-item>
        <text:list-item>
          <text:p text:style-name="P6"><text:span text:style-name="T1">Auxiliary Services</text:span></text:p>
        </text:list-item>
      </text:list>
      <text:h text:style-name="P15" text:outline-level="2"><text:bookmark text:name="__RefHeading__488_685481406"/><text:span text:style-name="T1">Web Site</text:span><text:bookmark-end text:name="__RefHeading__488_685481406"/></text:h>
      <text:p text:style-name="Text_20_body"><text:span text:style-name="T1">What it does:</text:span></text:p>
      <text:list xml:id="list55905568" text:style-name="L9">
        <text:list-item>
          <text:p text:style-name="P7"><text:span text:style-name="T1">serves course, class, tutor and enrolment information</text:span></text:p>
        </text:list-item>
        <text:list-item>
          <text:p text:style-name="P7"><text:span text:style-name="T1">serves the CMS content to the public</text:span></text:p>
        </text:list-item>
        <text:list-item>
          <text:p text:style-name="P7"><text:span text:style-name="T1">provides advanced ability to search the content</text:span></text:p>
        </text:list-item>
      </text:list>
      <text:p text:style-name="Text_20_body"><text:span text:style-name="T1"/></text:p>
      <text:p text:style-name="Text_20_body"><text:span text:style-name="T1">What it doesn't do:</text:span></text:p>
      <text:list xml:id="list285794407" text:style-name="L13">
        <text:list-item>
          <text:p text:style-name="P11"><text:span text:style-name="T1">enrolments</text:span></text:p>
        </text:list-item>
        <text:list-item>
          <text:p text:style-name="P11"><text:span text:style-name="T1">payments</text:span></text:p>
        </text:list-item>
        <text:list-item>
          <text:p text:style-name="P11"><text:span text:style-name="T1">indexing of content? (can Lucene use an external index?)</text:span></text:p>
        </text:list-item>
      </text:list>
      <text:p text:style-name="Text_20_body"><text:span text:style-name="T1"/></text:p>
      <text:p text:style-name="Text_20_body"><text:span text:style-name="T1">Aims:</text:span></text:p>
      <text:list xml:id="list323104408" text:style-name="L10">
        <text:list-item>
          <text:p text:style-name="P8"><text:span text:style-name="T1">to make it completely skin-able:</text:span></text:p>
          <text:list>
            <text:list-item>
              <text:p text:style-name="P8"><text:span text:style-name="T1">CSS, HTML, JavaScript and Tapestry templates</text:span></text:p>
            </text:list-item>
          </text:list>
        </text:list-item>
        <text:list-item>
          <text:p text:style-name="P8"><text:span text:style-name="T1">to make it session-less</text:span></text:p>
        </text:list-item>
        <text:list-item>
          <text:p text:style-name="P8"><text:span text:style-name="T1">to make it fast and nimble – fast to the user and nimble on resources</text:span></text:p>
        </text:list-item>
      </text:list>
      <text:h text:style-name="Heading_20_2" text:outline-level="2" text:is-list-header="true"><text:span text:style-name="T1"/></text:h>
      <text:h text:style-name="P15" text:outline-level="2"><text:span text:style-name="T1">CMS Administration</text:span></text:h>
      <text:p text:style-name="Text_20_body"><text:span text:style-name="T1">This application serves the purpose of:</text:span></text:p>
      <text:list xml:id="list1794133788" text:style-name="L11">
        <text:list-item>
          <text:p text:style-name="P9"><text:span text:style-name="T1">administrating the content within the Web Site (3.1)</text:span></text:p>
        </text:list-item>
        <text:list-item>
          <text:p text:style-name="P9"><text:span text:style-name="T1">creating and modifying content</text:span></text:p>
        </text:list-item>
      </text:list>
      <text:p text:style-name="Text_20_body"><text:span text:style-name="T1"/></text:p>
      <text:p text:style-name="Text_20_body"><text:span text:style-name="T1">The administration portal needs to share rendering code with the Web Site (</text:span><text:span text:style-name="T1"><text:bookmark-ref text:reference-format="chapter" text:ref-name="__RefHeading__488_685481406">3.1</text:bookmark-ref></text:span><text:span text:style-name="T1">) for its CMS content.</text:span></text:p>
      <text:p text:style-name="Text_20_body"><text:span text:style-name="T1">Things to consider:</text:span></text:p>
      <text:list xml:id="list1736583254" text:style-name="L12">
        <text:list-item>
          <text:p text:style-name="P10"><text:span text:style-name="T1">Live preview</text:span></text:p>
        </text:list-item>
      </text:list>
      <text:h text:style-name="P15" text:outline-level="2"><text:span text:style-name="T1">Student and Tutor Portal</text:span></text:h>
      <text:h text:style-name="Heading_20_2" text:outline-level="2"><text:span text:style-name="T1">Enrolment Portal</text:span></text:h>
      <text:h text:style-name="Heading_20_2" text:outline-level="2"><text:span text:style-name="T1">Web Services</text:span></text:h>
      <text:h text:style-name="Heading_20_2" text:outline-level="2"><text:span text:style-name="T1">Auxiliary Services</text:span></text:h>
      <text:p text:style-name="Text_20_body"><text:span text:style-name="T1">I propose we keep asset grouping out of the applications. This means that the applications still need to read the config files to know how to generate links (depending on mode of operation – dev : resources are not combined or prod : resources are combined).</text:span></text:p>
      <text:p text:style-name="Text_20_body"><text:span text:style-name="T1">The resource combining service can be run as a cronjob and can treat all directories in some location in a very generic way.</text:span></text:p>
      <text:p text:style-name="Text_20_body"><text:span text:style-name="T1">This relieves the applications from the responsibility and focuses their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Helvetica"/>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Helvetica"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Helvetica"/>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Helvetica"/>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Helvetic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Helvetica"/>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Helvetica"/>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Helvetica"/>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name="Helvetic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aphics4" text:anchor-type="paragraph" svg:x="0cm" svg:y="0cm" svg:width="17cm" svg:height="2.002cm" draw:z-index="8"><draw:image xlink:href="Pictures/10000000000003F2000000774F41BFC8.tif" xlink:type="simple" xlink:show="embed" xlink:actuate="onLoad"/></draw:frame></text:p>
        <text:p text:style-name="Header"/>
        <text:p text:style-name="Header"/>
        <text:p text:style-name="Header"/>
        <text:p text:style-name="Header"/>
      </style:header>
      <style:footer>
        <text:p text:style-name="Footer">Page <text:page-number text:select-page="current">7</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ek Wawrzyczny</meta:initial-creator>
    <meta:creation-date>2010-05-04T17:12:26</meta:creation-date>
    <dc:date>2010-06-23T18:07:22</dc:date>
    <dc:creator>Marek Wawrzyczny</dc:creator>
    <meta:editing-duration>PT33H10M32S</meta:editing-duration>
    <meta:editing-cycles>29</meta:editing-cycles>
    <meta:generator>OpenOffice.org/3.2$Unix OpenOffice.org_project/320m12$Build-9483</meta:generator>
    <meta:document-statistic meta:table-count="1" meta:image-count="1" meta:object-count="0" meta:page-count="9" meta:paragraph-count="80" meta:word-count="541" meta:character-count="3163"/>
  </office:meta>
</office:document-meta>
</file>